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width="0.085cm" svg:stroke-color="#808080" draw:marker-start-width="0.327cm" draw:marker-end="Arrow" draw:marker-end-width="0.427cm" draw:textarea-horizontal-align="center" draw:textarea-vertical-align="middle" fo:padding-top="0.167cm" fo:padding-bottom="0.167cm" fo:padding-left="0.292cm" fo:padding-right="0.292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svg:stroke-width="0.042cm" draw:marker-start-width="0.263cm" draw:marker-end="Arrow" draw:marker-end-width="0.263cm" draw:textarea-horizontal-align="center" draw:textarea-vertical-align="middle" fo:padding-top="0.146cm" fo:padding-bottom="0.146cm" fo:padding-left="0.271cm" fo:padding-right="0.271cm"/>
    </style:style>
    <style:style style:name="gr7" style:family="graphic" style:parent-style-name="standard">
      <style:graphic-properties draw:stroke="none" svg:stroke-color="#000000" draw:fill="none" draw:fill-color="#ffffff" fo:min-height="1.905cm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gr9" style:family="graphic" style:parent-style-name="standard">
      <style:graphic-properties svg:stroke-width="0.042cm" svg:stroke-color="#000000" draw:marker-start-width="0.263cm" draw:marker-end="Arrow" draw:marker-end-width="0.363cm" draw:textarea-horizontal-align="center" draw:textarea-vertical-align="middle" fo:padding-top="0.146cm" fo:padding-bottom="0.146cm" fo:padding-left="0.271cm" fo:padding-right="0.271cm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gr11" style:family="graphic" style:parent-style-name="standard">
      <style:graphic-properties draw:textarea-horizontal-align="left" draw:textarea-vertical-align="top" draw:auto-grow-height="false"/>
    </style:style>
    <style:style style:name="gr12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13" style:family="graphic" style:parent-style-name="standard">
      <style:graphic-properties draw:textarea-horizontal-align="center" draw:textarea-vertical-align="middle" draw:auto-grow-height="fals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1.7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line-height="100%" fo:text-align="start"/>
    </style:style>
    <style:style style:name="P5" style:family="paragraph">
      <style:paragraph-properties fo:line-height="100%"/>
    </style:style>
    <style:style style:name="P6" style:family="paragraph"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7" style:family="paragraph">
      <style:paragraph-properties fo:text-align="start">
        <style:tab-stops/>
      </style:paragraph-properties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0.795cm" svg:x="1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176cm" svg:y1="13.701cm" svg:x2="7.571cm" svg:y2="10.034cm">
          <text:p/>
        </draw:line>
        <draw:custom-shape draw:style-name="gr3" draw:text-style-name="P2" draw:layer="layout" svg:width="4.445cm" svg:height="1.905cm" svg:x="11.996cm" svg:y="15.207cm">
          <text:p text:style-name="P1"><text:span text:style-name="T1">cdap-sit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3.81cm" svg:height="2.453cm" svg:x="12.446cm" svg:y="17.543cm">
          <text:p/>
          <draw:enhanced-geometry svg:viewBox="0 0 21600 21600" draw:glue-points="10800 0 0 10800 10800 21600 21600 10800 ?f40 ?f41" draw:text-areas="0 0 21600 21600" draw:type="rectangular-callout" draw:modifiers="1093.88611912884 -8757.946210268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layer="layout" svg:width="5.08cm" svg:height="1.52cm" svg:x="1cm" svg:y="2.27cm">
          <draw:text-box>
            <text:p>YARN</text:p>
          </draw:text-box>
        </draw:frame>
        <draw:custom-shape draw:style-name="gr3" draw:text-style-name="P3" draw:id="id5" draw:layer="layout" svg:width="2.54cm" svg:height="1.905cm" svg:x="1.635cm" svg:y="3.54cm">
          <text:p text:style-name="P3"><text:span text:style-name="T2">Program 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1.27cm" svg:height="1.27cm" svg:x="4.81cm" svg:y="8.303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1" draw:layer="layout" svg:x1="4.175cm" svg:y1="7.667cm" svg:x2="5.444cm" svg:y2="8.303cm" draw:start-shape="id1" draw:end-shape="id2" draw:end-glue-point="4" svg:d="m4175 7667h1269v636">
          <text:p/>
        </draw:connector>
        <draw:connector draw:style-name="gr6" draw:text-style-name="P1" draw:layer="layout" svg:x1="4.175cm" svg:y1="10.524cm" svg:x2="5.444cm" svg:y2="11.16cm" draw:start-shape="id3" draw:end-shape="id4" draw:end-glue-point="4" svg:d="m4175 10524h1269v636">
          <text:p/>
        </draw:connector>
        <draw:custom-shape draw:style-name="gr3" draw:text-style-name="P2" draw:layer="layout" svg:width="4.445cm" svg:height="1.905cm" svg:x="1.635cm" svg:y="13.7cm">
          <text:p text:style-name="P1"><text:span text:style-name="T1">logback-container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layer="layout" svg:width="5.08cm" svg:height="1.52cm" svg:x="7.99cm" svg:y="2.27cm">
          <draw:text-box>
            <text:p>Kafka</text:p>
          </draw:text-box>
        </draw:frame>
        <draw:custom-shape draw:style-name="gr1" draw:text-style-name="P1" draw:layer="layout" svg:width="4.445cm" svg:height="10.795cm" svg:x="7.99cm" svg:y="2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1.905cm" svg:x="2.27cm" svg:y="16.24cm">
          <text:p/>
          <draw:enhanced-geometry svg:viewBox="0 0 21600 21600" draw:glue-points="10800 0 0 10800 10800 21600 21600 10800 ?f40 ?f41" draw:text-areas="0 0 21600 21600" draw:type="rectangular-callout" draw:modifiers="1093.88611912884 -11275.9706190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3.81cm" svg:height="2.155cm" svg:x="2.27cm" svg:y="16.24cm">
          <draw:text-box>
            <text:p text:style-name="P4"><text:span text:style-name="T1">Controls how a program container emits logs, both locally and to Kafka</text:span></text:p>
          </draw:text-box>
        </draw:frame>
        <draw:frame draw:style-name="gr8" draw:text-style-name="P4" draw:layer="layout" svg:width="3.81cm" svg:height="0.885cm" svg:x="7.99cm" svg:y="3.29cm">
          <draw:text-box>
            <text:p text:style-name="P4"><text:span text:style-name="T1">Log topic</text:span></text:p>
          </draw:text-box>
        </draw:frame>
        <draw:line draw:style-name="gr9" draw:text-style-name="P1" draw:layer="layout" svg:x1="4.193cm" svg:y1="4.518cm" svg:x2="8.62cm" svg:y2="4.81cm">
          <text:p/>
        </draw:line>
        <draw:line draw:style-name="gr9" draw:text-style-name="P1" draw:layer="layout" svg:x1="4.111cm" svg:y1="7.673cm" svg:x2="8.67cm" svg:y2="5.088cm">
          <text:p/>
        </draw:line>
        <draw:line draw:style-name="gr9" draw:text-style-name="P1" draw:layer="layout" svg:x1="4.071cm" svg:y1="10.502cm" svg:x2="8.62cm" svg:y2="9.89cm">
          <text:p/>
        </draw:line>
        <draw:custom-shape draw:style-name="gr3" draw:text-style-name="P3" draw:id="id6" draw:layer="layout" svg:width="1.27cm" svg:height="1.27cm" svg:x="4.81cm" svg:y="5.445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1" draw:layer="layout" svg:x1="4.175cm" svg:y1="13.7cm" svg:x2="4.81cm" svg:y2="10.525cm">
          <text:p/>
        </draw:line>
        <draw:custom-shape draw:style-name="gr3" draw:text-style-name="P1" draw:id="id4" draw:layer="layout" svg:width="1.27cm" svg:height="1.27cm" svg:x="4.81cm" svg:y="11.16cm">
          <text:p text:style-name="P1"><text:span text:style-name="T2">Lo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id="id1" draw:layer="layout" svg:width="2.54cm" svg:height="1.905cm" svg:x="1.635cm" svg:y="6.715cm">
          <text:p text:style-name="P3"><text:span text:style-name="T2">Program 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id="id3" draw:layer="layout" svg:width="2.54cm" svg:height="1.905cm" svg:x="1.635cm" svg:y="9.572cm">
          <text:p text:style-name="P3"><text:span text:style-name="T2">Program 3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175cm" svg:y1="4.492cm" svg:x2="5.444cm" svg:y2="5.445cm" draw:start-shape="id5" draw:start-glue-point="1" draw:end-shape="id6" draw:end-glue-point="4" svg:d="m4175 4492h1269v953">
          <text:p/>
        </draw:connector>
        <draw:frame draw:style-name="gr10" draw:layer="layout" svg:width="5.715cm" svg:height="1.27cm" svg:x="13.232cm" svg:y="2.29cm">
          <draw:text-box>
            <text:p>Log Saver Service</text:p>
          </draw:text-box>
        </draw:frame>
        <draw:custom-shape draw:style-name="gr1" draw:text-style-name="P1" draw:layer="layout" svg:width="6.35cm" svg:height="12.465cm" svg:x="13.065cm" svg:y="2.27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81cm" svg:height="0.885cm" svg:x="13.7cm" svg:y="3.29cm">
          <draw:text-box>
            <text:p text:style-name="P4"><text:span text:style-name="T1">Runs in YARN</text:span></text:p>
          </draw:text-box>
        </draw:frame>
        <draw:custom-shape draw:style-name="gr11" draw:text-style-name="P6" draw:layer="layout" svg:width="5.08cm" svg:height="4.771cm" svg:x="13.7cm" svg:y="4.175cm">
          <text:p text:style-name="P6"><text:span text:style-name="T2">Instance 1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7" draw:layer="layout" svg:width="4.423cm" svg:height="2.063cm" svg:x="14.155cm" svg:y="4.787cm">
            <text:p text:style-name="P7"><text:span text:style-name="T1">CDAP Log Pipelin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106cm" svg:height="0.484cm" svg:x="14.479cm" svg:y="5.78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106cm" svg:height="0.484cm" svg:x="16.691cm" svg:y="5.296cm">
            <text:p text:style-name="P7"><text:span text:style-name="T1">Log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106cm" svg:height="0.483cm" svg:x="16.691cm" svg:y="6.264cm">
            <text:p text:style-name="P7"><text:span text:style-name="T1">Metrics</text:span></text:p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76cm" svg:y1="6.028cm" svg:x2="16.684cm" svg:y2="5.503cm">
            <text:p/>
          </draw:line>
          <draw:line draw:style-name="gr14" draw:text-style-name="P1" draw:layer="layout" svg:x1="15.577cm" svg:y1="6.028cm" svg:x2="16.711cm" svg:y2="6.483cm">
            <text:p/>
          </draw:line>
        </draw:g>
        <draw:g>
          <draw:custom-shape draw:style-name="gr12" draw:text-style-name="P7" draw:layer="layout" svg:width="4.423cm" svg:height="1.432cm" svg:x="14.088cm" svg:y="7.262cm">
            <text:p text:style-name="P7"><text:span text:style-name="T1">Custom Log Pipelin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106cm" svg:height="0.484cm" svg:x="14.4cm" svg:y="8.001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106cm" svg:height="0.484cm" svg:x="16.624cm" svg:y="8.001cm">
            <text:p text:style-name="P7"><text:span text:style-name="T1">Logs</text:span></text:p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43cm" svg:y1="8.207cm" svg:x2="16.617cm" svg:y2="8.2cm">
            <text:p/>
          </draw:line>
        </draw:g>
        <draw:custom-shape draw:style-name="gr11" draw:text-style-name="P6" draw:layer="layout" svg:width="5.08cm" svg:height="4.771cm" svg:x="13.677cm" svg:y="9.308cm">
          <text:p text:style-name="P6"><text:span text:style-name="T2">Instance 2</text:span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7" draw:layer="layout" svg:width="4.423cm" svg:height="2.063cm" svg:x="14.132cm" svg:y="9.92cm">
            <text:p text:style-name="P7"><text:span text:style-name="T1">CDAP Log Pipelin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106cm" svg:height="0.484cm" svg:x="14.456cm" svg:y="10.913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106cm" svg:height="0.484cm" svg:x="16.668cm" svg:y="10.429cm">
            <text:p text:style-name="P7"><text:span text:style-name="T1">Log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106cm" svg:height="0.483cm" svg:x="16.668cm" svg:y="11.397cm">
            <text:p text:style-name="P7"><text:span text:style-name="T1">Metrics</text:span></text:p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53cm" svg:y1="11.161cm" svg:x2="16.661cm" svg:y2="10.636cm">
            <text:p/>
          </draw:line>
          <draw:line draw:style-name="gr14" draw:text-style-name="P1" draw:layer="layout" svg:x1="15.554cm" svg:y1="11.161cm" svg:x2="16.688cm" svg:y2="11.616cm">
            <text:p/>
          </draw:line>
        </draw:g>
        <draw:g>
          <draw:custom-shape draw:style-name="gr12" draw:text-style-name="P7" draw:layer="layout" svg:width="4.423cm" svg:height="1.432cm" svg:x="14.065cm" svg:y="12.395cm">
            <text:p text:style-name="P7"><text:span text:style-name="T1">Custom Log Pipelin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106cm" svg:height="0.484cm" svg:x="14.377cm" svg:y="13.134cm">
            <text:p text:style-name="P7"><text:span text:style-name="T1">Buff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106cm" svg:height="0.484cm" svg:x="16.601cm" svg:y="13.134cm">
            <text:p text:style-name="P7"><text:span text:style-name="T1">Logs</text:span></text:p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5.52cm" svg:y1="13.34cm" svg:x2="16.594cm" svg:y2="13.333cm">
            <text:p/>
          </draw:line>
        </draw:g>
        <draw:frame draw:style-name="gr7" draw:text-style-name="P5" draw:layer="layout" svg:width="3.81cm" svg:height="2.266cm" svg:x="12.61cm" svg:y="17.503cm">
          <draw:text-box>
            <text:p text:style-name="P4"><text:span text:style-name="T1">Controls:</text:span><text:span text:style-name="T1"><text:line-break/></text:span><text:span text:style-name="T1">- reading</text:span></text:p>
            <text:p text:style-name="P4"><text:span text:style-name="T1">- buffering</text:span></text:p>
            <text:p text:style-name="P4"><text:span text:style-name="T1">- memory</text:span></text:p>
            <text:p text:style-name="P4"><text:span text:style-name="T1">- CDAP Log Pipeline</text:span></text:p>
          </draw:text-box>
        </draw:frame>
        <draw:line draw:style-name="gr2" draw:text-style-name="P1" draw:layer="layout" svg:x1="12.659cm" svg:y1="15.142cm" svg:x2="14.593cm" svg:y2="11.295cm">
          <text:p/>
        </draw:line>
        <draw:line draw:style-name="gr2" draw:text-style-name="P1" draw:layer="layout" svg:x1="12.639cm" svg:y1="15.122cm" svg:x2="13.982cm" svg:y2="9.789cm">
          <text:p/>
        </draw:line>
        <draw:line draw:style-name="gr9" draw:text-style-name="P1" draw:layer="layout" svg:x1="11.743cm" svg:y1="5.169cm" svg:x2="14.41cm" svg:y2="5.943cm">
          <text:p/>
        </draw:line>
        <draw:line draw:style-name="gr9" draw:text-style-name="P1" draw:layer="layout" svg:x1="11.764cm" svg:y1="5.271cm" svg:x2="14.41cm" svg:y2="8.202cm">
          <text:p/>
        </draw:line>
        <draw:line draw:style-name="gr9" draw:text-style-name="P1" draw:layer="layout" svg:x1="11.703cm" svg:y1="10.217cm" svg:x2="14.41cm" svg:y2="11.153cm">
          <text:p/>
        </draw:line>
        <draw:line draw:style-name="gr9" draw:text-style-name="P1" draw:layer="layout" svg:x1="11.704cm" svg:y1="10.217cm" svg:x2="14.288cm" svg:y2="13.392cm">
          <text:p/>
        </draw:line>
        <draw:custom-shape draw:style-name="gr3" draw:text-style-name="P3" draw:layer="layout" svg:width="3.175cm" svg:height="1.905cm" svg:x="8.625cm" svg:y="9.255cm">
          <text:p text:style-name="P3"><text:span text:style-name="T2">Application 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1.905cm" svg:x="8.625cm" svg:y="4.175cm">
          <text:p text:style-name="P3"><text:span text:style-name="T2">Application 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09cm" svg:height="4.539cm" svg:x="21.574cm" svg:y="3.31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5" draw:text-style-name="P2" draw:layer="layout" svg:width="0.745cm" svg:height="0.851cm" svg:x="22.663cm" svg:y="5.277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5" draw:text-style-name="P2" draw:layer="layout" svg:width="0.745cm" svg:height="0.851cm" svg:x="22.522cm" svg:y="5.075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5" draw:text-style-name="P2" draw:layer="layout" svg:width="0.745cm" svg:height="0.851cm" svg:x="22.377cm" svg:y="4.86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custom-shape draw:style-name="gr15" draw:text-style-name="P2" draw:layer="layout" svg:width="0.745cm" svg:height="0.851cm" svg:x="24.413cm" svg:y="6.60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5" draw:text-style-name="P2" draw:layer="layout" svg:width="0.745cm" svg:height="0.851cm" svg:x="24.272cm" svg:y="6.399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5" draw:text-style-name="P2" draw:layer="layout" svg:width="0.745cm" svg:height="0.851cm" svg:x="24.127cm" svg:y="6.193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line draw:style-name="gr9" draw:text-style-name="P1" draw:layer="layout" svg:x1="17.708cm" svg:y1="5.515cm" svg:x2="22.306cm" svg:y2="5.393cm">
          <text:p/>
        </draw:line>
        <draw:frame draw:style-name="gr16" draw:layer="layout" svg:width="4.356cm" svg:height="2.021cm" svg:x="21.41cm" svg:y="2.238cm">
          <draw:text-box>
            <text:p>HDFS</text:p>
          </draw:text-box>
        </draw:frame>
        <draw:line draw:style-name="gr9" draw:text-style-name="P1" draw:layer="layout" svg:x1="17.87cm" svg:y1="10.664cm" svg:x2="22.266cm" svg:y2="5.698cm">
          <text:p/>
        </draw:line>
        <draw:line draw:style-name="gr9" draw:text-style-name="P1" draw:layer="layout" svg:x1="17.809cm" svg:y1="8.243cm" svg:x2="23.935cm" svg:y2="6.777cm">
          <text:p/>
        </draw:line>
        <draw:line draw:style-name="gr9" draw:text-style-name="P1" draw:layer="layout" svg:x1="17.829cm" svg:y1="13.432cm" svg:x2="24.016cm" svg:y2="7.062cm">
          <text:p/>
        </draw:line>
        <draw:custom-shape draw:style-name="gr3" draw:text-style-name="P3" draw:layer="layout" svg:width="4.013cm" svg:height="1.905cm" svg:x="21.652cm" svg:y="10.132cm">
          <text:p text:style-name="P3"><text:span text:style-name="T2">Metrics Service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849cm" svg:y1="6.492cm" svg:x2="21.533cm" svg:y2="10.99cm">
          <text:p/>
        </draw:line>
        <draw:line draw:style-name="gr9" draw:text-style-name="P1" draw:layer="layout" svg:x1="17.849cm" svg:y1="11.641cm" svg:x2="21.553cm" svg:y2="11.214cm">
          <text:p/>
        </draw:line>
        <draw:custom-shape draw:style-name="gr3" draw:text-style-name="P2" draw:layer="layout" svg:width="4.445cm" svg:height="1.905cm" svg:x="19.65cm" svg:y="15.207cm">
          <text:p text:style-name="P1"><text:span text:style-name="T1">custom-pipeline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3.81cm" svg:height="3.013cm" svg:x="20.1cm" svg:y="17.543cm">
          <text:p/>
          <draw:enhanced-geometry svg:viewBox="0 0 21600 21600" draw:glue-points="10800 0 0 10800 10800 21600 21600 10800 ?f40 ?f41" draw:text-areas="0 0 21600 21600" draw:type="rectangular-callout" draw:modifiers="1093.88611912884 -7130.723291307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5" draw:layer="layout" svg:width="3.81cm" svg:height="3.072cm" svg:x="20.264cm" svg:y="17.503cm">
          <draw:text-box>
            <text:p text:style-name="P4"><text:span text:style-name="T1">Controls:</text:span><text:span text:style-name="T1"><text:line-break/></text:span><text:span text:style-name="T1">- appenders in the custom pipeline</text:span></text:p>
            <text:p text:style-name="P4"><text:span text:style-name="T1">- overides:</text:span></text:p>
            <text:p text:style-name="P4"><text:span text:style-name="T1"><text:s text:c="2"/></text:span><text:span text:style-name="T1">- buffering</text:span></text:p>
            <text:p text:style-name="P4"><text:span text:style-name="T1"><text:s text:c="2"/></text:span><text:span text:style-name="T1">- memory</text:span></text:p>
            <text:p text:style-name="P4"><text:span text:style-name="T1"><text:s text:c="2"/></text:span><text:span text:style-name="T1">- etc.</text:span></text:p>
          </draw:text-box>
        </draw:frame>
        <draw:line draw:style-name="gr2" draw:text-style-name="P1" draw:layer="layout" svg:x1="21.859cm" svg:y1="15.142cm" svg:x2="17.727cm" svg:y2="13.555cm">
          <text:p/>
        </draw:line>
        <draw:line draw:style-name="gr2" draw:text-style-name="P1" draw:layer="layout" svg:x1="12.659cm" svg:y1="15.143cm" svg:x2="16.832cm" svg:y2="10.7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185cm" fo:page-height="20.9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7-03-09T11:39:43</meta:creation-date>
    <dc:date>2017-03-09T12:31:42</dc:date>
    <meta:editing-duration>PT00H51M59S</meta:editing-duration>
    <meta:editing-cycles>4</meta:editing-cycles>
    <meta:generator>NeoOffice/3.2015.12_Classic_Edition$Unix OpenOffice.org_project/Patch 0</meta:generator>
    <meta:document-statistic meta:object-count="84"/>
  </office:meta>
</office:document-meta>
</file>